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width="0cm" draw:marker-start="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417cm"/>
    </style:style>
    <style:style style:name="gr4" style:family="graphic" style:parent-style-name="objectwithoutfill">
      <style:graphic-properties draw:stroke="dash" draw:stroke-dash="Dashed_20__28_var_29_" draw:marker-start="Arrow" draw:fill="none" draw:textarea-vertical-align="middle"/>
    </style:style>
    <style:style style:name="gr5" style:family="graphic" style:parent-style-name="objectwithoutfill">
      <style:graphic-properties draw:stroke="dash" draw:stroke-dash="Dashed_20__28_var_29_" draw:fill="none" draw:textarea-vertical-align="middle"/>
    </style:style>
    <style:style style:name="gr6" style:family="graphic" style:parent-style-name="standard">
      <style:graphic-properties draw:stroke="dash" draw:stroke-dash="Dashed_20__28_var_29_" draw:textarea-horizontal-align="justify" draw:textarea-vertical-align="middle" draw:auto-grow-height="false" fo:min-height="1.51cm" fo:min-width="0.87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096cm" svg:y1="8.939cm" svg:x2="19.669cm" svg:y2="8.939cm">
            <text:p/>
          </draw:line>
          <draw:line draw:style-name="gr2" draw:text-style-name="P1" draw:layer="layout" svg:x1="9.241cm" svg:y1="10.933cm" svg:x2="11.566cm" svg:y2="8.816cm">
            <text:p/>
          </draw:line>
          <draw:line draw:style-name="gr2" draw:text-style-name="P1" draw:layer="layout" svg:x1="11.303cm" svg:y1="8.924cm" svg:x2="14.741cm" svg:y2="8.928cm">
            <text:p/>
          </draw:line>
          <draw:line draw:style-name="gr2" draw:text-style-name="P1" draw:layer="layout" svg:x1="15.473cm" svg:y1="11.541cm" svg:x2="14.563cm" svg:y2="8.784cm">
            <text:p/>
          </draw:line>
          <draw:frame draw:style-name="gr3" draw:text-style-name="P2" draw:layer="layout" svg:width="0.917cm" svg:height="0.806cm" draw:transform="rotate (-0.0752236907609556) translate (13.929cm 8.89cm)">
            <draw:text-box>
              <text:p><text:span text:style-name="T1">t1</text:span></text:p>
            </draw:text-box>
          </draw:frame>
          <draw:frame draw:style-name="gr3" draw:text-style-name="P2" draw:layer="layout" svg:width="0.917cm" svg:height="0.806cm" draw:transform="rotate (-0.0752236907609556) translate (11.262cm 8.89cm)">
            <draw:text-box>
              <text:p><text:span text:style-name="T1">t2</text:span></text:p>
            </draw:text-box>
          </draw:frame>
          <draw:line draw:style-name="gr4" draw:text-style-name="P1" draw:layer="measurelines" svg:x1="11.414cm" svg:y1="6.08cm" svg:x2="11.414cm" svg:y2="13.065cm">
            <text:p/>
          </draw:line>
          <draw:line draw:style-name="gr5" draw:text-style-name="P1" draw:layer="measurelines" svg:x1="9.001cm" svg:y1="11.414cm" svg:x2="16.494cm" svg:y2="11.414cm">
            <text:p/>
          </draw:line>
          <draw:line draw:style-name="gr5" draw:text-style-name="P1" draw:layer="measurelines" svg:x1="9.001cm" svg:y1="10.779cm" svg:x2="15.351cm" svg:y2="11.414cm">
            <text:p/>
          </draw:line>
          <draw:custom-shape draw:style-name="gr6" draw:text-style-name="P1" draw:layer="measurelines" svg:width="1.37cm" svg:height="1.76cm" draw:transform="rotate (0.408581577891872) translate (10.635cm 8.692cm)">
            <text:p/>
            <draw:enhanced-geometry svg:viewBox="0 0 21600 21600" draw:type="block-arc" draw:modifiers="-175.891352945982 10188.7036053716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i Paikan</meta:initial-creator>
    <meta:creation-date>2015-01-02T00:50:51.610365484</meta:creation-date>
    <dc:date>2015-01-02T03:52:30.143082017</dc:date>
    <dc:creator>Ali Paikan</dc:creator>
    <meta:editing-duration>PT58S</meta:editing-duration>
    <meta:editing-cycles>1</meta:editing-cycles>
    <meta:document-statistic meta:object-count="11"/>
    <meta:generator>LibreOffice/4.3.4.1$Linux_X86_64 LibreOffice_project/bc356b2f991740509f321d70e4512a6a54c5f243</meta:generator>
  </office:meta>
</office:document-meta>
</file>